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960c3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ivacy policy</text:h>
      <text:h text:style-name="Heading_20_2" text:outline-level="2">Personal data</text:h>
      <text:p text:style-name="Standard">We do not save any personal data, <text:span text:style-name="T1">especially</text:span> not your <text:span text:style-name="T1">IP-address</text:span> or user-agent in our log files.</text:p>
      <text:p text:style-name="Standard"/>
      <text:h text:style-name="Heading_20_2" text:outline-level="2">Tracking</text:h>
      <text:p text:style-name="Standard">We do not use any tracking software. We only save the date and time of an image-anonymisation to keep track of how often the service is used.</text:p>
      <text:p text:style-name="Standard"/>
      <text:h text:style-name="Heading_20_2" text:outline-level="2">Secure transfer</text:h>
      <text:p text:style-name="Standard">The site is only securely available via SSL/TLS (https:// in your browser's address bar). You can also use <office:annotation office:name="__Annotation__2946_1733192627"><dc:creator>Unknown Author</dc:creator><dc:date>2019-01-26T13:15:52.110000000</dc:date><text:p text:style-name="P1"><text:span text:style-name="T2">Will be linked to torproject.org</text:span></text:p></office:annotation>T<text:span text:style-name="T1">or</text:span><office:annotation-end office:name="__Annotation__2946_1733192627"/><text:span text:style-name="T1"> </text:span><text:span text:style-name="T1"><office:annotation office:name="__Annotation__2947_1733192627"><dc:creator>Unknown Author</dc:creator><dc:date>2019-01-26T13:16:03.195000000</dc:date><text:p text:style-name="P1"><text:span text:style-name="T2">Will be linked to ImageVeil Tor hidden service</text:span></text:p></office:annotation></text:span><text:span text:style-name="T1">(...)</text:span><office:annotation-end office:name="__Annotation__2947_1733192627"/> to visit our site.</text:p>
      <text:p text:style-name="Standard"/>
      <text:h text:style-name="Heading_20_2" text:outline-level="2">Saving of images</text:h>
      <text:p text:style-name="Standard">We do not save the images you upload to our server. They are edited and deleted from memory immediately afterwards. The image is only <text:span text:style-name="T1">transferred</text:span> to our server when you click the 'START'-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3:14:50.588000000</meta:creation-date>
    <dc:date>2019-01-26T13:16:21.305000000</dc:date>
    <meta:editing-duration>PT1M30S</meta:editing-duration>
    <meta:editing-cycles>1</meta:editing-cycles>
    <meta:document-statistic meta:table-count="0" meta:image-count="0" meta:object-count="0" meta:page-count="1" meta:paragraph-count="9" meta:word-count="111" meta:character-count="632" meta:non-whitespace-character-count="530"/>
    <meta:generator>LibreOffice/6.1.4.2$Windows_X86_64 LibreOffice_project/9d0f32d1f0b509096fd65e0d4bec26ddd1938fd3</meta:generator>
  </office:meta>
</office:document-meta>
</file>